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dou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56">
            <text:p>456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46">
            <text:p>346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6">
            <text:p>4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00">
            <text:p>1,500</text:p>
          </table:table-cell>
          <table:table-cell table:style-name="ce22" office:value-type="float" office:value="215">
            <text:p>21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8">
            <text:p>6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73">
            <text:p>77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3">
            <text:p>13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02">
            <text:p>2002</text:p>
          </table:table-cell>
          <table:table-cell table:style-name="ce22" office:value-type="float" office:value="245">
            <text:p>24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922">
            <text:p>3922</text:p>
          </table:table-cell>
          <table:table-cell table:style-name="ce22" office:value-type="float" office:value="506">
            <text:p>50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422">
            <text:p>5422</text:p>
          </table:table-cell>
          <table:table-cell table:style-name="ce22" office:value-type="float" office:value="721">
            <text:p>72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